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98D32C3E43.png"/>
  <manifest:file-entry manifest:media-type="image/png" manifest:full-path="Pictures/10000201000000710000007134110DCF.png"/>
  <manifest:file-entry manifest:media-type="image/png" manifest:full-path="Pictures/1000020100000072000000725CC8A781.png"/>
  <manifest:file-entry manifest:media-type="image/svg+xml" manifest:full-path="Pictures/1000807F00000BB800000BB83E85DC6D.svg"/>
  <manifest:file-entry manifest:media-type="image/svg+xml" manifest:full-path="Pictures/100051C200000BD400000BD4E4327B14.svg"/>
  <manifest:file-entry manifest:media-type="image/svg+xml" manifest:full-path="Pictures/100014A300000BD400000BD4E9F822EA.svg"/>
  <manifest:file-entry manifest:media-type="image/svg+xml" manifest:full-path="Pictures/10007DB400000BD400000BD4DCD46FFA.svg"/>
  <manifest:file-entry manifest:media-type="image/png" manifest:full-path="Pictures/1000020100000071000000714E0A3FA8.png"/>
  <manifest:file-entry manifest:media-type="image/svg+xml" manifest:full-path="Pictures/1000232F00000BB800000BB8D765B3CE.svg"/>
  <manifest:file-entry manifest:media-type="image/svg+xml" manifest:full-path="Pictures/10007AB600000BB800000BB8E0A5B93C.svg"/>
  <manifest:file-entry manifest:media-type="image/png" manifest:full-path="Pictures/10000201000003E800000241775B67BE.png"/>
  <manifest:file-entry manifest:media-type="image/svg+xml" manifest:full-path="Pictures/1001A64200000BB800000BB829DEE7B5.svg"/>
  <manifest:file-entry manifest:media-type="image/png" manifest:full-path="Pictures/100002010000004D00000032DA483E7D.png"/>
  <manifest:file-entry manifest:media-type="image/png" manifest:full-path="Pictures/1000020100000071000000718B8EF260.png"/>
  <manifest:file-entry manifest:media-type="image/svg+xml" manifest:full-path="Pictures/100067E700000BD400000BD48081CABA.svg"/>
  <manifest:file-entry manifest:media-type="image/png" manifest:full-path="Pictures/1000020100000072000000728FB75B01.png"/>
  <manifest:file-entry manifest:media-type="image/svg+xml" manifest:full-path="Pictures/10012F5B00000BD400000BD453873D30.svg"/>
  <manifest:file-entry manifest:media-type="image/png" manifest:full-path="Pictures/100002010000007200000072000BBDFE.png"/>
  <manifest:file-entry manifest:media-type="image/svg+xml" manifest:full-path="Pictures/1000118C000007EC000005307FA39448.svg"/>
  <manifest:file-entry manifest:media-type="image/svg+xml" manifest:full-path="Pictures/10001DAE00000BD400000FBC3FB87493.svg"/>
  <manifest:file-entry manifest:media-type="image/svg+xml" manifest:full-path="Pictures/10005C6F00000BD400000BD470DA4F09.svg"/>
  <manifest:file-entry manifest:media-type="image/png" manifest:full-path="Pictures/10000201000000720000007286A714FD.png"/>
  <manifest:file-entry manifest:media-type="image/png" manifest:full-path="Pictures/100002010000007200000072F6F8F036.png"/>
  <manifest:file-entry manifest:media-type="image/svg+xml" manifest:full-path="Pictures/100015D500000BD400000BD4A1A79567.svg"/>
  <manifest:file-entry manifest:media-type="image/png" manifest:full-path="Pictures/100002010000007100000071745EFE26.png"/>
  <manifest:file-entry manifest:media-type="image/png" manifest:full-path="Pictures/1000020100000072000000721C5A341D.png"/>
  <manifest:file-entry manifest:media-type="image/png" manifest:full-path="Pictures/1000020100000072000000727269E243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</office:automatic-styles>
  <office:body>
    <office:drawing>
      <draw:page draw:name="page1" draw:style-name="dp1" draw:master-page-name="WEB-Draw-gross">
        <draw:frame draw:style-name="gr1" draw:layer="layout" svg:width="21.999cm" svg:height="12.692cm" svg:x="0.024cm" svg:y="0.664cm">
          <draw:image xlink:href="Pictures/10000201000003E800000241775B67BE.png" xlink:type="simple" xlink:show="embed" xlink:actuate="onLoad">
            <text:p/>
          </draw:image>
        </draw:frame>
        <draw:frame draw:style-name="gr1" draw:layer="layout" svg:width="3.027cm" svg:height="3.027cm" svg:x="12.818cm" svg:y="9.063cm">
          <draw:image xlink:href="Pictures/100002010000007200000072000BBDFE.png" xlink:type="simple" xlink:show="embed" xlink:actuate="onLoad"/>
          <draw:image xlink:href="Pictures/10007DB400000BD400000BD4DCD46FFA.svg" xlink:type="simple" xlink:show="embed" xlink:actuate="onLoad">
            <text:p/>
          </draw:image>
        </draw:frame>
        <draw:frame draw:style-name="gr1" draw:layer="layout" svg:width="3.027cm" svg:height="3.027cm" svg:x="2.973cm" svg:y="6.336cm">
          <draw:image xlink:href="Pictures/1000020100000072000000727269E243.png" xlink:type="simple" xlink:show="embed" xlink:actuate="onLoad"/>
          <draw:image xlink:href="Pictures/10012F5B00000BD400000BD453873D30.svg" xlink:type="simple" xlink:show="embed" xlink:actuate="onLoad">
            <text:p/>
          </draw:image>
        </draw:frame>
        <draw:frame draw:style-name="gr1" draw:layer="layout" svg:width="3.027cm" svg:height="3.027cm" svg:x="19cm" svg:y="2.882cm">
          <draw:image xlink:href="Pictures/1000020100000072000000728FB75B01.png" xlink:type="simple" xlink:show="embed" xlink:actuate="onLoad"/>
          <draw:image xlink:href="Pictures/100067E700000BD400000BD48081CABA.svg" xlink:type="simple" xlink:show="embed" xlink:actuate="onLoad">
            <text:p/>
          </draw:image>
        </draw:frame>
        <draw:frame draw:style-name="gr1" draw:layer="layout" svg:width="3.027cm" svg:height="4.027cm" svg:x="5.154cm" svg:y="9.272cm">
          <draw:image xlink:href="Pictures/100002010000007200000098D32C3E43.png" xlink:type="simple" xlink:show="embed" xlink:actuate="onLoad"/>
          <draw:image xlink:href="Pictures/10001DAE00000BD400000FBC3FB87493.svg" xlink:type="simple" xlink:show="embed" xlink:actuate="onLoad">
            <text:p/>
          </draw:image>
        </draw:frame>
        <draw:frame draw:style-name="gr1" draw:layer="layout" svg:width="3.027cm" svg:height="3.027cm" svg:x="15.636cm" svg:y="3.518cm">
          <draw:image xlink:href="Pictures/1000020100000072000000721C5A341D.png" xlink:type="simple" xlink:show="embed" xlink:actuate="onLoad"/>
          <draw:image xlink:href="Pictures/100014A300000BD400000BD4E9F822EA.svg" xlink:type="simple" xlink:show="embed" xlink:actuate="onLoad">
            <text:p/>
          </draw:image>
        </draw:frame>
        <draw:frame draw:style-name="gr1" draw:layer="layout" svg:width="3.027cm" svg:height="3.027cm" svg:x="1.727cm" svg:y="10.791cm">
          <draw:image xlink:href="Pictures/100002010000007200000072F6F8F036.png" xlink:type="simple" xlink:show="embed" xlink:actuate="onLoad"/>
          <draw:image xlink:href="Pictures/100051C200000BD400000BD4E4327B14.svg" xlink:type="simple" xlink:show="embed" xlink:actuate="onLoad">
            <text:p/>
          </draw:image>
        </draw:frame>
        <draw:frame draw:style-name="gr1" draw:layer="layout" svg:width="2.999cm" svg:height="2.999cm" svg:x="7.273cm" svg:y="6.727cm">
          <draw:image xlink:href="Pictures/1000020100000071000000718B8EF260.png" xlink:type="simple" xlink:show="embed" xlink:actuate="onLoad"/>
          <draw:image xlink:href="Pictures/10007AB600000BB800000BB8E0A5B93C.svg" xlink:type="simple" xlink:show="embed" xlink:actuate="onLoad">
            <text:p/>
          </draw:image>
        </draw:frame>
        <draw:frame draw:style-name="gr1" draw:layer="layout" svg:width="2.027cm" svg:height="1.327cm" svg:x="-0.027cm" svg:y="10.036cm">
          <draw:image xlink:href="Pictures/100002010000004D00000032DA483E7D.png" xlink:type="simple" xlink:show="embed" xlink:actuate="onLoad"/>
          <draw:image xlink:href="Pictures/1000118C000007EC000005307FA39448.svg" xlink:type="simple" xlink:show="embed" xlink:actuate="onLoad">
            <text:p/>
          </draw:image>
        </draw:frame>
        <draw:frame draw:style-name="gr1" draw:layer="layout" svg:width="2.999cm" svg:height="2.999cm" svg:x="5.09cm" svg:y="0.001cm">
          <draw:image xlink:href="Pictures/100002010000007100000071745EFE26.png" xlink:type="simple" xlink:show="embed" xlink:actuate="onLoad"/>
          <draw:image xlink:href="Pictures/1001A64200000BB800000BB829DEE7B5.svg" xlink:type="simple" xlink:show="embed" xlink:actuate="onLoad">
            <text:p/>
          </draw:image>
        </draw:frame>
        <draw:frame draw:style-name="gr1" draw:layer="layout" svg:width="3.027cm" svg:height="3.027cm" svg:x="13.791cm" svg:y="5.245cm">
          <draw:image xlink:href="Pictures/10000201000000720000007286A714FD.png" xlink:type="simple" xlink:show="embed" xlink:actuate="onLoad"/>
          <draw:image xlink:href="Pictures/10005C6F00000BD400000BD470DA4F09.svg" xlink:type="simple" xlink:show="embed" xlink:actuate="onLoad">
            <text:p/>
          </draw:image>
        </draw:frame>
        <draw:frame draw:style-name="gr1" draw:layer="layout" svg:width="3.027cm" svg:height="3.027cm" svg:x="1.727cm" svg:y="4.336cm">
          <draw:image xlink:href="Pictures/1000020100000072000000725CC8A781.png" xlink:type="simple" xlink:show="embed" xlink:actuate="onLoad"/>
          <draw:image xlink:href="Pictures/100015D500000BD400000BD4A1A79567.svg" xlink:type="simple" xlink:show="embed" xlink:actuate="onLoad">
            <text:p/>
          </draw:image>
        </draw:frame>
        <draw:frame draw:style-name="gr1" draw:layer="layout" svg:width="2.999cm" svg:height="2.999cm" svg:x="8.728cm" svg:y="9.545cm">
          <draw:image xlink:href="Pictures/10000201000000710000007134110DCF.png" xlink:type="simple" xlink:show="embed" xlink:actuate="onLoad"/>
          <draw:image xlink:href="Pictures/1000232F00000BB800000BB8D765B3CE.svg" xlink:type="simple" xlink:show="embed" xlink:actuate="onLoad">
            <text:p/>
          </draw:image>
        </draw:frame>
        <draw:frame draw:style-name="gr1" draw:layer="layout" svg:width="2.999cm" svg:height="2.999cm" svg:x="10.546cm" svg:y="5.637cm">
          <draw:image xlink:href="Pictures/1000020100000071000000714E0A3FA8.png" xlink:type="simple" xlink:show="embed" xlink:actuate="onLoad"/>
          <draw:image xlink:href="Pictures/1000807F00000BB800000BB83E85DC6D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2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08:58:26.33</meta:creation-date>
    <dc:language>de-DE</dc:language>
    <meta:editing-cycles>23</meta:editing-cycles>
    <meta:editing-duration>PT7H29M24S</meta:editing-duration>
    <dc:title>WEB-Draw-gross</dc:title>
    <meta:initial-creator>Martin Korneffel</meta:initial-creator>
    <dc:date>2014-02-25T16:27:53.33</dc:date>
    <dc:creator>Martin Korneffel</dc:creator>
    <meta:document-statistic meta:object-count="14"/>
    <meta:user-defined meta:name="Info 1"/>
    <meta:user-defined meta:name="Info 2"/>
    <meta:user-defined meta:name="Info 3"/>
    <meta:user-defined meta:name="Info 4"/>
    <meta:template xlink:type="simple" xlink:actuate="onRequest" xlink:title="WEB-Draw-gross" xlink:href="../../../../../../../Users/Martin/AppData/Roaming/OpenOffice/4/user/template/WEB-Draw-gross.otg" meta:date="2014-02-25T08:58:25.81"/>
  </office:meta>
</office:document-meta>
</file>